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5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6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8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0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5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основные-источники-данных-по-эпидситуации-c-covid-19-в-санкт-петербурге"/>Основные источники данных по эпидситуации c COVID-19 в Санкт-Петербурге<text:bookmark-end text:name="основные-источники-данных-по-эпидситуации-c-covid-19-в-санкт-петербурге"/></text:h>
      <text:p text:style-name="First_20_paragraph"><text:span text:style-name="T1">Алексей Куприянов</text:span> / alexei.kouprianov@gmail.com</text:p>
      <text:h text:style-name="Heading_20_2" text:outline-level="2"><text:bookmark-start text:name="открытые"/>Открытые:<text:bookmark-end text:name="открытые"/></text:h>
      <text:h text:style-name="Heading_20_3" text:outline-level="3"><text:bookmark-start text:name="данные-собираемые-по-линии-роспотребнадзора"/>Данные, собираемые по линии Роспотребнадзора<text:bookmark-end text:name="данные-собираемые-по-линии-роспотребнадзора"/></text:h>
      <text:p text:style-name="First_20_paragraph">Данные, публикуемые в течение дня (обычно после 11:00 московского времени) отражают ситуацию на вечер предшествующего дня.</text:p>
      <text:list text:style-name="L1">
        <text:list-item>
          <text:p text:style-name="P1">Количество тестов (ежедневно): <text:a xlink:type="simple" xlink:href="https://t.me/koronavirusspb" office:name=""><text:span text:style-name="Definition">телеграм-канал “Петербург против коронавируса”</text:span></text:a></text:p>
        </text:list-item>
        <text:list-item>
          <text:p text:style-name="P1">Новые выявленные случаи (ежедневно): <text:a xlink:type="simple" xlink:href="https://стопкоронавирус.рф/information/" office:name=""><text:span text:style-name="Definition">стопкоронавирус.рф</text:span></text:a></text:p>
        </text:list-item>
        <text:list-item>
          <text:p text:style-name="P1">Выздоровевшие (ежедневно): <text:a xlink:type="simple" xlink:href="https://стопкоронавирус.рф/information/" office:name=""><text:span text:style-name="Definition">стопкоронавирус.рф</text:span></text:a></text:p>
        </text:list-item>
        <text:list-item>
          <text:p text:style-name="P1">Умершие (ежедневно): <text:a xlink:type="simple" xlink:href="https://стопкоронавирус.рф/information/" office:name=""><text:span text:style-name="Definition">стопкоронавирус.рф</text:span></text:a></text:p>
        </text:list-item>
      </text:list>
      <text:h text:style-name="Heading_20_3" text:outline-level="3"><text:bookmark-start text:name="данные-росстата"/>Данные Росстата<text:bookmark-end text:name="данные-росстата"/></text:h>
      <text:list text:style-name="L2">
        <text:list-item>
          <text:p text:style-name="P2">Данные по естественному движению населения (помесячно, публикуются примерно через сорок дней по окончании отчетного месяца, например, данные за январь публикуют в первой декаде марта и т.д.). Для их обнаружения имеет смысл вводить в Google поисковые запросы вида <text:a xlink:type="simple" xlink:href="https://www.google.com/search?channel=fs&amp;q=%D0%95%D1%81%D1%82%D0%B5%D1%81%D1%82%D0%B2%D0%B5%D0%BD%D0%BD%D0%BE%D0%B5+%D0%B4%D0%B2%D0%B8%D0%B6%D0%B5%D0%BD%D0%B8%D0%B5+%D0%BD%D0%B0%D1%81%D0%B5%D0%BB%D0%B5%D0%BD%D0%B8%D1%8F+%D0%B2+%D1%80%D0%B0%D0%B7%D1%80%D0%B5%D0%B7%D0%B5+%D1%81%D1%83%D0%B1%D1%8A%D0%B5%D0%BA%D1%82%D0%BE%D0%B2+%D0%A0%D0%BE%D1%81%D1%81%D0%B8%D0%B9%D1%81%D0%BA%D0%BE%D0%B9+%D0%A4%D0%B5%D0%B4%D0%B5%D1%80%D0%B0%D1%86%D0%B8%D0%B8+%D0%B7%D0%B0+%D0%BC%D0%B0%D0%B9+2021+%D0%B3%D0%BE%D0%B4%D0%B0" office:name=""><text:span text:style-name="Definition">“Естественное движение населения в разрезе субъектов Российской Федерации за май 2021 года”</text:span></text:a>. Архивированные временные ряды по умершим с 2006 г. можно посмотреть в <text:a xlink:type="simple" xlink:href="https://www.fedstat.ru/indicator/33556" office:name=""><text:span text:style-name="Definition">ЕМИСС Государственная статистика</text:span></text:a>.</text:p>
        </text:list-item>
      </text:list>
      <text:h text:style-name="Heading_20_3" text:outline-level="3"><text:bookmark-start text:name="данные-собираемые-компанией-яндекс"/>Данные, собираемые компанией Яндекс<text:bookmark-end text:name="данные-собираемые-компанией-яндекс"/></text:h>
      <text:list text:style-name="L3">
        <text:list-item>
          <text:p text:style-name="P3">Динамика запросов в поисковой системе Яндекс (по неделям, обновляется по средам): <text:a xlink:type="simple" xlink:href="https://wordstat.yandex.ru/#!/history?period=weekly&amp;regions=2&amp;words=%D1%81%D0%B0%D1%82%D1%83%D1%80%D0%B0%D1%86%D0%B8%D1%8F" office:name=""><text:span text:style-name="Definition">Wordstat - “сатурация”</text:span></text:a>, <text:a xlink:type="simple" xlink:href="https://wordstat.yandex.ru/#!/history?period=weekly&amp;regions=2&amp;words=%D0%BF%D1%80%D0%BE%D0%BF%D0%B0%D0%BB%D0%BE%20%D0%BE%D0%B1%D0%BE%D0%BD%D1%8F%D0%BD%D0%B8%D0%B5" office:name=""><text:span text:style-name="Definition">Wordstat - “пропало обоняние”</text:span></text:a></text:p>
        </text:list-item>
        <text:list-item>
          <text:p text:style-name="P3">Результаты оригинального исследования Яндекс: <text:a xlink:type="simple" xlink:href="https://yandex.ru/company/researches/2020/cities-activity" office:name=""><text:span text:style-name="Definition">активность населения городов</text:span></text:a></text:p>
        </text:list-item>
      </text:list>
      <text:h text:style-name="Heading_20_3" text:outline-level="3"><text:bookmark-start text:name="репозитории-открытых-данных"/>Репозитории открытых данных<text:bookmark-end text:name="репозитории-открытых-данных"/></text:h>
      <text:list text:style-name="L4">
        <text:list-item>
          <text:p text:style-name="P4">Проект Университета Джонса Гопкинса по отслеживанию эпидемической ситуации в мире <text:a xlink:type="simple" xlink:href="https://github.com/CSSEGISandData/COVID-19" office:name=""><text:span text:style-name="Definition">COVID-19 Data Repository by the Center for Systems Science and Engineering (CSSE) at Johns Hopkins University</text:span></text:a></text:p>
        </text:list-item>
        <text:list-item>
          <text:p text:style-name="P4">Проект математика Дмитрия Кобака по оценке связанной с COVID-19 избыточной смертности по странам и по регионам России <text:a xlink:type="simple" xlink:href="https://github.com/dkobak/excess-mortality" office:name=""><text:span text:style-name="Definition">Excess mortality during the COVID-19 pandemic</text:span></text:a></text:p>
        </text:list-item>
      </text:list>
      <text:h text:style-name="Heading_20_3" text:outline-level="3"><text:bookmark-start text:name="данные-публиковавшиеся-по-линии-правительства-петербурга"/>Данные, публиковавшиеся по линии правительства Петербурга<text:bookmark-end text:name="данные-публиковавшиеся-по-линии-правительства-петербурга"/></text:h>
      <text:p text:style-name="First_20_paragraph">За период с 9 декабря 2020 по 2 июня 2021 г. имеется несколько временных рядов данных по версии Межвежомственного городского совета по борьбе с распространением коронавирусной инфекции в Санкт-Петебурге. Они публиковались в виде документов в формате MS Word, доступных по ссылкам из <text:a xlink:type="simple" xlink:href="https://www.gov.spb.ru/press/government/" office:name=""><text:span text:style-name="Definition">новостной ленты правительства Петербурга</text:span></text:a> (первый бюллетень – от 16 декабря 2020 г.). Данные, публиковавшиеся в течение дня (обычно во второй половине дня или вечером) отражали ситуацию на вечер предшествующего дня.</text:p>
      <text:list text:style-name="L5">
        <text:list-item>
          <text:p text:style-name="P5">Новые выявленные случаи (ежедневно)</text:p>
        </text:list-item>
        <text:list-item>
          <text:p text:style-name="P5">Выздоровевшие (ежедневно)</text:p>
        </text:list-item>
        <text:list-item>
          <text:p text:style-name="P5">Активные случаи (ежедневно)</text:p>
        </text:list-item>
        <text:list-item>
          <text:p text:style-name="P5">Госпитализации (ежедневно)</text:p>
        </text:list-item>
        <text:list-item>
          <text:p text:style-name="P5">Загрузка больниц (еженедельно)</text:p>
        </text:list-item>
      </text:list>
      <text:p text:style-name="First_20_paragraph">Все эти данные извлечены из файлов MS Word и архивированы в виде текстовых файлов в данном репозитории (файл <text:a xlink:type="simple" xlink:href="data/gov.spb.ru_archived.csv" office:name=""><text:span text:style-name="Definition">gov.spb.ru_archived.csv</text:span></text:a>) и в репозитории <text:a xlink:type="simple" xlink:href="https://github.com/alexei-kouprianov/COVID-19.SPb" office:name=""><text:span text:style-name="Definition">COVID-19.SPb</text:span></text:a>.</text:p>
      <text:h text:style-name="Heading_20_3" text:outline-level="3"><text:bookmark-start text:name="данные-ныне-публикуемые-по-линии-правительства-петербурга"/>Данные, ныне публикуемые по линии правительства Петербурга<text:bookmark-end text:name="данные-ныне-публикуемые-по-линии-правительства-петербурга"/></text:h>
      <text:p text:style-name="First_20_paragraph">3 августа 2021 г. на сайте правительства Петербурга был создан портал <text:a xlink:type="simple" xlink:href="https://www.gov.spb.ru/covid-19/" office:name=""><text:span text:style-name="Definition">“Петербург против коронавируса. Официальная информация”</text:span></text:a>, публикующий 28 показателей эпидемиологической ситуации. Частью эти показатели дублируют данные сайта “стопкоронавирус.рф” (см. пп. 2–4 выше), исследований Яндекс (см. п. 7) и телеграм-канала “Петербург против коронавируса” (см. п. 1), частью продолжают в более детализированном виде ряды данных о загрузке стационаров, госпитализациях и вакцинации. Портал не накапливает данные за прошедшие дни и не дает информации о динамике эпидемического процесса и вакцинационной кампании. Для отслеживания динамики можно воспользоваться архивированными данными портала, хранящимися в этом репозитории (см. файл <text:a xlink:type="simple" xlink:href="../data/spb.gov.v.2021-08-03.csv" office:name=""><text:span text:style-name="Definition">spb.gov.v.2021-08-03.csv</text:span></text:a>).</text:p>
      <text:h text:style-name="Heading_20_2" text:outline-level="2"><text:bookmark-start text:name="собранные-автором"/>Собранные автором:<text:bookmark-end text:name="собранные-автором"/></text:h>
      <text:list text:style-name="L6">
        <text:list-item>
          <text:p text:style-name="P6">База данных эпидномеров с датами присвоения (выборочно, с 17 июня 2020 и лакунами в определенные периоды, всего более 450 номеров).</text:p>
        </text:list-item>
      </text:list>
      <text:h text:style-name="Heading_20_2" text:outline-level="2"><text:bookmark-start text:name="замечания-по-качеству-источников"/>Замечания по качеству источников<text:bookmark-end text:name="замечания-по-качеству-источников"/></text:h>
      <text:p text:style-name="First_20_paragraph">Из перечисленных временных рядов не заслуживают доверия почти совершенно (2) и отчасти (3). В обоих случаях присутствуют более или менее выраженные следы намеренной манипуляции данными. Показатель (2) полностью фальсифицирован с конца мая 2020 г. по середину августа 2021 г. и не может быть использован для оценки текущей ситуации. Показатель (3) фальсифицировался с сентября по ноябрь 2020 г. и в начале июля 2021 г. Производный от них расчетный показатель “активные случаи”, ранее публиковавшийся на сайте “стопкоронавирус.рф”, искажен настолько, что не имеет практического смысла. В оценке числа активных случаев следует опираться только на данные, публиковавшиеся по линии правительства Петербурга, хотя они отчасти противоречивы и имеют значительные лакуны.</text:p>
      <text:p text:style-name="Text_20_body">Подробный обзор умолчаний и фальсификаций опубликован в отдельном документе <text:a xlink:type="simple" xlink:href="SPb.COVID-19.data_critique.md" office:name=""><text:span text:style-name="Definition">Критический анализ показателей эпидемической статистики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